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E0000005EE2830E219C9BCA3E.png" manifest:media-type="image/png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qua" draw:fill-image-width="3.316cm" draw:fill-image-height="3.316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draw:opacity="34%" draw:fill-image-width="37.324cm" draw:fill-image-height="28.011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auto-grow-height="false" draw:fit-to-size="shrink-to-fit" style:shrink-to-fit="true" fo:min-height="11.929cm"/>
    </style:style>
    <style:style style:name="gr3" style:family="graphic" style:parent-style-name="standard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4" style:family="graphic" style:parent-style-name="standard">
      <style:graphic-properties draw:fill-color="#fff9ae" draw:textarea-horizontal-align="justify" draw:textarea-vertical-align="middle" draw:auto-grow-height="false" fo:min-height="2.35cm" fo:min-width="2.5cm"/>
    </style:style>
    <style:style style:name="gr5" style:family="graphic" style:parent-style-name="objectwithoutfill">
      <style:graphic-properties draw:marker-end="Arrow" draw:marker-end-width="0.3cm" draw:fill="none" draw:fill-color="#fff9ae" draw:textarea-vertical-align="middle"/>
    </style:style>
    <style:style style:name="gr6" style:family="graphic" style:parent-style-name="standard">
      <style:graphic-properties draw:fill-color="#fff9ae" draw:textarea-horizontal-align="justify" draw:textarea-vertical-align="middle" draw:auto-grow-height="false" fo:min-height="2.35cm" fo:min-width="2.3cm"/>
    </style:style>
    <style:style style:name="gr7" style:family="graphic" style:parent-style-name="standard">
      <style:graphic-properties draw:fill-color="#fff9ae" draw:textarea-horizontal-align="justify" draw:textarea-vertical-align="middle" draw:auto-grow-height="false" fo:min-height="1.15cm" fo:min-width="3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0" style:family="graphic" style:parent-style-name="standard">
      <style:graphic-properties draw:stroke="none" draw:fill="none" draw:fill-color="#729fcf" fo:min-height="0.599cm"/>
    </style:style>
    <style:style style:name="gr11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</style:style>
    <style:style style:name="gr13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22cm"/>
    </style:style>
    <style:style style:name="gr15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16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17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18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19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20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21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22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23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24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25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7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28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29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gr30" style:family="graphic" style:parent-style-name="Default_5f_1" style:list-style-name="L2">
      <style:graphic-properties draw:stroke="none" svg:stroke-color="#ffffff" draw:fill="none" draw:auto-grow-height="false" draw:fit-to-size="shrink-to-fit" style:shrink-to-fit="true" fo:min-height="11.929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Blueprint_20_Plans-title">
      <style:graphic-properties fo:min-height="3.506cm"/>
    </style:style>
    <style:style style:name="pr7" style:family="presentation" style:parent-style-name="Blueprint_20_Plans-title">
      <style:graphic-properties fo:min-height="3.879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margin-top="0.5cm" fo:margin-bottom="0cm"/>
      <style:text-properties fo:font-size="24pt"/>
    </style:style>
    <style:style style:name="P5" style:family="paragraph">
      <loext:graphic-properties draw:fill="none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P6" style:family="paragraph">
      <style:paragraph-properties fo:text-align="start"/>
      <style:text-properties fo:font-size="22pt" fo:language="en" fo:country="US"/>
    </style:style>
    <style:style style:name="P7" style:family="paragraph">
      <style:text-properties fo:font-size="24pt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-color="#fff9ae"/>
      <style:paragraph-properties fo:text-align="center"/>
      <style:text-properties fo:font-size="18pt"/>
    </style:style>
    <style:style style:name="P10" style:family="paragraph">
      <loext:graphic-properties draw:fill="none" draw:fill-color="#fff9ae"/>
      <style:paragraph-properties fo:text-align="center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729fcf"/>
      <style:text-properties fo:font-size="18pt"/>
    </style:style>
    <style:style style:name="P14" style:family="paragraph">
      <loext:graphic-properties draw:fill="none" draw:fill-color="#729fcf"/>
      <style:paragraph-properties fo:text-align="center"/>
    </style:style>
    <style:style style:name="P15" style:family="paragraph">
      <style:paragraph-properties fo:text-align="start"/>
      <style:text-properties fo:font-size="48pt" fo:language="en" fo:country="US" style:font-size-asian="48pt" style:font-size-complex="48pt"/>
    </style:style>
    <style:style style:name="P16" style:family="paragraph">
      <style:paragraph-properties fo:margin-top="0.4cm" fo:margin-bottom="0cm"/>
      <style:text-properties fo:font-size="24pt"/>
    </style:style>
    <style:style style:name="P17" style:family="paragraph">
      <style:paragraph-properties fo:margin-left="0cm" fo:margin-right="0cm" fo:margin-top="0.4cm" fo:margin-bottom="0cm" fo:text-indent="0cm"/>
      <style:text-properties fo:font-size="24pt"/>
    </style:style>
    <style:style style:name="P18" style:family="paragraph">
      <style:text-properties fo:font-size="40pt"/>
    </style:style>
    <style:style style:name="P19" style:family="paragraph">
      <loext:graphic-properties draw:fill="none" draw:fill-color="#ffffff"/>
      <style:text-properties fo:color="#fff685" fo:font-size="40pt" fo:font-weight="bold" style:font-size-asian="40pt" style:font-weight-asian="bold" style:font-size-complex="40pt" style:font-weight-complex="bold"/>
    </style:style>
    <style:style style:name="P20" style:family="paragraph">
      <loext:graphic-properties draw:fill="none"/>
      <style:paragraph-properties fo:margin-top="0.4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P21" style:family="paragraph">
      <loext:graphic-properties draw:fill-color="#ffffff"/>
      <style:text-properties fo:font-size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ize-complex="22pt" style:text-emphasize="none" style:font-relief="none" style:text-overline-style="none" style:text-overline-color="font-color"/>
    </style:style>
    <style:style style:name="T4" style:family="text">
      <style:text-properties fo:color="#fff685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685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size-asian="40pt" style:font-weight-asian="bold" style:font-size-complex="40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>
        <draw:frame presentation:style-name="pr1" draw:text-style-name="P1" draw:layer="layout" svg:width="25.199cm" svg:height="4.8cm" svg:x="1.6cm" svg:y="5.6cm" presentation:class="title" presentation:user-transformed="true">
          <draw:text-box>
            <text:p><text:span text:style-name="T1">MAIL</text:span><text:span text:style-name="T1"><text:line-break/></text:span><text:span text:style-name="T1">ADMINIST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Topics Covered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5" draw:layer="layout" svg:width="25.199cm" svg:height="12.179cm" svg:x="1.4cm" svg:y="4cm">
          <draw:text-box>
            <text:list text:style-name="L2">
              <text:list-item>
                <text:p text:style-name="P4"><text:span text:style-name="T2">About E-mail</text:span></text:p>
              </text:list-item>
              <text:list-item>
                <text:p text:style-name="P4"><text:span text:style-name="T2">Mail Architecture</text:span></text:p>
              </text:list-item>
              <text:list-item>
                <text:p text:style-name="P4"><text:span text:style-name="T2">Protocols used </text:span></text:p>
              </text:list-item>
              <text:list-item>
                <text:p text:style-name="P4"><text:span text:style-name="T2">DNS records important for email</text:span></text:p>
              </text:list-item>
              <text:list-item>
                <text:p text:style-name="P4"><text:span text:style-name="T2">POSTFIX</text:span></text:p>
              </text:list-item>
              <text:list-item>
                <text:p text:style-name="P4"><text:span text:style-name="T2">Mbox &amp; Maildir</text:span></text:p>
              </text:list-item>
              <text:list-item>
                <text:p text:style-name="P4"><text:span text:style-name="T2">Mail Abuse and Handling</text:span></text:p>
              </text:list-item>
              <text:list-item>
                <text:p text:style-name="P4"><text:span text:style-name="T2">Mail Logs</text:span></text:p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print_20_Plans">
        <draw:frame presentation:style-name="pr6" draw:text-style-name="P6" draw:layer="layout" svg:width="19.999cm" svg:height="3.506cm" svg:x="3cm" svg:y="1.2cm" presentation:class="title" presentation:user-transformed="true">
          <draw:text-box>
            <text:p>About E-mail</text:p>
          </draw:text-box>
        </draw:frame>
        <draw:frame draw:style-name="gr3" draw:text-style-name="P5" draw:layer="layout" svg:width="25.199cm" svg:height="12.179cm" svg:x="1.401cm" svg:y="4.001cm">
          <draw:text-box>
            <text:list text:style-name="L2">
              <text:list-item>
                <text:p text:style-name="P4"><text:span text:style-name="T2">E-mail is an electronic way of sending messages.</text:span></text:p>
              </text:list-item>
              <text:list-item>
                <text:p text:style-name="P4"><text:span text:style-name="T2">It is popular because the reciepient doesn’t need to remain </text:span><text:span text:style-name="T2">online in order to recieve mail.</text:span></text:p>
              </text:list-item>
              <text:list-item>
                <text:p text:style-name="P4"><text:span text:style-name="T2">Once e-mail is sent from the sender it is then stored in the </text:span><text:span text:style-name="T2">recipients mailbox</text:span></text:p>
              </text:list-item>
              <text:list-item>
                <text:p text:style-name="P4"><text:span text:style-name="T2">Recipient can access his mails from mailbox anytime and </text:span><text:span text:style-name="T2">anywhere</text:span></text:p>
              </text:list-item>
              <text:list-item>
                <text:p text:style-name="P4"><text:span text:style-name="T2">E-mail doesnt only provide accessibility to send text </text:span><text:span text:style-name="T2">messages but multimedia files can also be attached to mails </text:span><text:span text:style-name="T2">and then send</text:span></text:p>
              </text:list-item>
            </text:list>
            <text:list text:style-name="L1">
              <text:list-header>
                <text:p text:style-name="P7"><text:span text:style-name="T2"><text:s/></text:span></text:p>
              </text:list-header>
              <text:list-item>
                <text:p text:style-name="P7"><text:span text:style-name="T2"><text:s/></text:span><text:span text:style-name="T2">An e-mail has three parts </text:span>: </text:p>
              </text:list-item>
              <text:list-item>
                <text:p text:style-name="P7">Envelope – It is a part of email which is not visible and is used by mail transfer agent for delivery. It containes email address of all the recipients. </text:p>
              </text:list-item>
              <text:list-item>
                <text:p text:style-name="P7">Header - It contains sender’s email address, recipients email address, timstamps and subject of the message.</text:p>
              </text:list-item>
              <text:list-item>
                <text:p text:style-name="P7">Body – It contains the actual message that hs to be delivere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print_20_Plans">
        <draw:frame presentation:style-name="pr7" draw:text-style-name="P6" draw:layer="layout" svg:width="19.999cm" svg:height="3.879cm" svg:x="3cm" svg:y="1.014cm" presentation:class="title" presentation:user-transformed="true">
          <draw:text-box>
            <text:p>MAIL ARCHITECTURE</text:p>
          </draw:text-box>
        </draw:frame>
        <draw:custom-shape draw:style-name="gr4" draw:text-style-name="P9" draw:layer="layout" svg:width="3cm" svg:height="2.6cm" svg:x="1.8cm" svg:y="8.1cm">
          <text:p text:style-name="P8">MUA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4.775cm" svg:y1="8.988cm" svg:x2="6.575cm" svg:y2="8.988cm">
          <text:p/>
        </draw:line>
        <draw:custom-shape draw:style-name="gr6" draw:text-style-name="P9" draw:layer="layout" svg:width="2.8cm" svg:height="2.6cm" svg:x="6.6cm" svg:y="8.1cm">
          <text:p text:style-name="P8">MTA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8cm" svg:height="1.4cm" svg:x="3.8cm" svg:y="6cm">
          <text:p text:style-name="P8">MSA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3.4cm" svg:y1="8.2cm" svg:x2="4.4cm" svg:y2="7.4cm">
          <text:p/>
        </draw:line>
        <draw:line draw:style-name="gr5" draw:text-style-name="P10" draw:layer="layout" svg:x1="7cm" svg:y1="7.4cm" svg:x2="8cm" svg:y2="8.1cm">
          <text:p/>
        </draw:line>
        <draw:line draw:style-name="gr5" draw:text-style-name="P10" draw:layer="layout" svg:x1="9.4cm" svg:y1="9cm" svg:x2="14.2cm" svg:y2="9cm">
          <text:p/>
        </draw:line>
        <draw:custom-shape draw:style-name="gr6" draw:text-style-name="P9" draw:layer="layout" svg:width="2.8cm" svg:height="2.6cm" svg:x="14.2cm" svg:y="8.1cm">
          <text:p text:style-name="P8">MTA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8cm" svg:height="2.6cm" svg:x="19cm" svg:y="8cm">
          <text:p text:style-name="P8">MDA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8cm" svg:height="2.6cm" svg:x="23.8cm" svg:y="8cm">
          <text:p text:style-name="P8">MAA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17cm" svg:y1="9cm" svg:x2="19cm" svg:y2="9cm">
          <text:p/>
        </draw:line>
        <draw:line draw:style-name="gr5" draw:text-style-name="P10" draw:layer="layout" svg:x1="21.8cm" svg:y1="9cm" svg:x2="23.8cm" svg:y2="9cm">
          <text:p/>
        </draw:line>
        <draw:frame draw:style-name="gr8" draw:text-style-name="P12" draw:layer="layout" svg:width="8.8cm" svg:height="0.848cm" svg:x="17.4cm" svg:y="10.952cm">
          <draw:text-box>
            <text:p text:style-name="P11">Recipients Side</text:p>
          </draw:text-box>
        </draw:frame>
        <draw:frame draw:style-name="gr8" draw:text-style-name="P12" draw:layer="layout" svg:width="5.2cm" svg:height="0.848cm" svg:x="3.4cm" svg:y="11.2cm">
          <draw:text-box>
            <text:p text:style-name="P11">Sender’s Side</text:p>
          </draw:text-box>
        </draw:frame>
        <draw:frame draw:style-name="gr9" draw:text-style-name="P12" draw:layer="layout" svg:width="2.2cm" svg:height="1.445cm" svg:x="9.4cm" svg:y="7.4cm">
          <draw:text-box>
            <text:p text:style-name="P11">Port 25</text:p>
          </draw:text-box>
        </draw:frame>
        <draw:frame draw:style-name="gr9" draw:text-style-name="P12" draw:layer="layout" svg:width="2.6cm" svg:height="1.445cm" svg:x="4.2cm" svg:y="4.8cm">
          <draw:text-box>
            <text:p text:style-name="P11">Port 587</text:p>
          </draw:text-box>
        </draw:frame>
        <draw:frame draw:style-name="gr10" draw:text-style-name="P13" draw:layer="layout" svg:width="2.547cm" svg:height="0.849cm" svg:x="13.653cm" svg:y="7cm">
          <draw:text-box>
            <text:p text:style-name="P11">Port 25</text:p>
          </draw:text-box>
        </draw:frame>
        <draw:custom-shape draw:style-name="gr4" draw:text-style-name="P9" draw:layer="layout" svg:width="3cm" svg:height="2.6cm" svg:x="23.6cm" svg:y="12cm">
          <text:p text:style-name="P8">MUA</text:p>
          <draw:enhanced-geometry svg:viewBox="0 0 21600 21600" draw:type="rectangle" draw:enhanced-path="M 0 0 L 21600 0 21600 21600 0 21600 0 0 Z N"/>
        </draw:custom-shape>
        <draw:line draw:style-name="gr11" draw:text-style-name="P14" draw:layer="layout" svg:x1="24.4cm" svg:y1="10.6cm" svg:x2="24.4cm" svg:y2="12.2cm">
          <text:p/>
        </draw:line>
        <draw:frame draw:style-name="gr12" draw:text-style-name="P12" draw:layer="layout" svg:width="2.8cm" svg:height="1.597cm" svg:x="25cm" svg:y="10.8cm">
          <draw:text-box>
            <text:p text:style-name="P11">IMAPS/POP3S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print_20_Plans">
        <draw:frame presentation:style-name="pr7" draw:text-style-name="P15" draw:layer="layout" svg:width="19.999cm" svg:height="3.879cm" svg:x="2.963cm" svg:y="0.778cm" presentation:class="title" presentation:user-transformed="true">
          <draw:text-box>
            <text:p>E-MAIL PROTOCOLS</text:p>
          </draw:text-box>
        </draw:frame>
        <draw:frame draw:style-name="gr13" draw:text-style-name="P5" draw:layer="layout" svg:width="25.199cm" svg:height="11.38cm" svg:x="1.702cm" svg:y="7.1cm">
          <draw:text-box>
            <text:list text:style-name="L1">
              <text:list-item>
                <text:p text:style-name="P7"><text:span text:style-name="T2">Simple Mail transefer protocol</text:span></text:p>
              </text:list-item>
              <text:list-item>
                <text:p text:style-name="P16"><text:span text:style-name="T2">SMTP provides the ability to send and receive email messages.</text:span></text:p>
              </text:list-item>
              <text:list-item>
                <text:p text:style-name="P16"><text:span text:style-name="T2">SMTP is generally integrated within an email client application </text:span><text:span text:style-name="T2">and is composed of four key components:</text:span></text:p>
                <text:p text:style-name="P17"><text:span text:style-name="T2"><text:s text:c="3"/></text:span><text:span text:style-name="T3"><text:s/></text:span><text:span text:style-name="T3">Local user or client-end utility known as the mail user agent (MUA)</text:span></text:p>
                <text:p text:style-name="P17"><text:span text:style-name="T3"><text:s text:c="4"/></text:span><text:span text:style-name="T3">Server known as mail submission agent (MSA)</text:span></text:p>
                <text:p text:style-name="P17"><text:span text:style-name="T3"><text:s text:c="4"/></text:span><text:span text:style-name="T3">Mail transfer agent (MTA)</text:span></text:p>
                <text:p text:style-name="P17"><text:span text:style-name="T3"><text:s text:c="4"/></text:span><text:span text:style-name="T3">Mail delivery agent (MDA)</text:span></text:p>
              </text:list-item>
              <text:list-item>
                <text:p text:style-name="P16"><text:span text:style-name="T2">SMTP works by initiating a session between the user and </text:span><text:span text:style-name="T2">server</text:span></text:p>
              </text:list-item>
            </text:list>
          </draw:text-box>
        </draw:frame>
        <draw:frame draw:style-name="gr14" draw:text-style-name="P19" draw:layer="layout" svg:width="9.6cm" svg:height="1.572cm" svg:x="2.4cm" svg:y="5.6cm">
          <draw:text-box>
            <text:p text:style-name="P18"><text:span text:style-name="T4">SMT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print_20_Plans">
        <draw:frame presentation:style-name="pr7" draw:text-style-name="P15" draw:layer="layout" svg:width="19.999cm" svg:height="3.879cm" svg:x="2.963cm" svg:y="0.778cm" presentation:class="title" presentation:user-transformed="true">
          <draw:text-box>
            <text:p>E-MAIL PROTOCOLS</text:p>
          </draw:text-box>
        </draw:frame>
        <draw:frame draw:style-name="gr15" draw:text-style-name="P20" draw:layer="layout" svg:width="25.199cm" svg:height="11.38cm" svg:x="1.702cm" svg:y="7.1cm">
          <draw:text-box>
            <text:list text:style-name="L1">
              <text:list-item>
                <text:p text:style-name="P16"><text:span text:style-name="T2">Internet Message Access Protocol</text:span></text:p>
              </text:list-item>
              <text:list-item>
                <text:p text:style-name="P16"><text:span text:style-name="T2">It delivers your mail one message at a time rather deloivering </text:span><text:span text:style-name="T2">them all at once.</text:span></text:p>
              </text:list-item>
              <text:list-item>
                <text:p text:style-name="P16"><text:span text:style-name="T2">IMAP can deal with giant attachments.</text:span></text:p>
              </text:list-item>
              <text:list-item>
                <text:p text:style-name="P16"><text:span text:style-name="T2">IMAP can headers of the messages.</text:span></text:p>
              </text:list-item>
              <text:list-item>
                <text:p text:style-name="P16"><text:span text:style-name="T2">Mails can be downloaded whenever desired since it manages </text:span><text:span text:style-name="T2">mail folders amoung multiple devices.</text:span></text:p>
              </text:list-item>
              <text:list-item>
                <text:p text:style-name="P16"><text:span text:style-name="T2">Mails can be accessed from any device and anywhere.</text:span></text:p>
              </text:list-item>
            </text:list>
          </draw:text-box>
        </draw:frame>
        <draw:frame draw:style-name="gr14" draw:text-style-name="P19" draw:layer="layout" svg:width="9.6cm" svg:height="1.572cm" svg:x="2.4cm" svg:y="5.6cm">
          <draw:text-box>
            <text:p text:style-name="P18"><text:span text:style-name="T4">IMA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print_20_Plans">
        <draw:frame presentation:style-name="pr7" draw:text-style-name="P15" draw:layer="layout" svg:width="19.999cm" svg:height="3.879cm" svg:x="2.963cm" svg:y="0.778cm" presentation:class="title" presentation:user-transformed="true">
          <draw:text-box>
            <text:p>E-MAIL PROTOCOLS</text:p>
          </draw:text-box>
        </draw:frame>
        <draw:frame draw:style-name="gr16" draw:text-style-name="P20" draw:layer="layout" svg:width="25.199cm" svg:height="11.38cm" svg:x="1.702cm" svg:y="7.1cm">
          <draw:text-box>
            <text:list text:style-name="L1">
              <text:list-item>
                <text:p text:style-name="P16"><text:span text:style-name="T2">Post Office Protocol</text:span></text:p>
              </text:list-item>
              <text:list-item>
                <text:p text:style-name="P16"><text:span text:style-name="T2">If Emails are downlaoded from the server to client device then </text:span><text:span text:style-name="T2">there will be no emails present at server</text:span></text:p>
              </text:list-item>
              <text:list-item>
                <text:p text:style-name="P16"><text:span text:style-name="T2">Emails can either remain on server or needed to be </text:span><text:span text:style-name="T2">downlaoded </text:span></text:p>
              </text:list-item>
              <text:list-item>
                <text:p text:style-name="P16"><text:span text:style-name="T2">Client cant downlaod same mails from anywhere on any </text:span><text:span text:style-name="T2">device.</text:span></text:p>
              </text:list-item>
              <text:list-item>
                <text:p text:style-name="P16"><text:span text:style-name="T2">POP3S </text:span></text:p>
              </text:list-item>
              <text:list-item>
                <text:p text:style-name="P16"><text:span text:style-name="T2">PORT-110,995</text:span></text:p>
              </text:list-item>
            </text:list>
          </draw:text-box>
        </draw:frame>
        <draw:frame draw:style-name="gr14" draw:text-style-name="P19" draw:layer="layout" svg:width="9.6cm" svg:height="1.572cm" svg:x="2.4cm" svg:y="5.6cm">
          <draw:text-box>
            <text:p text:style-name="P18"><text:span text:style-name="T4">PO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print_20_Plans">
        <draw:frame presentation:style-name="pr7" draw:text-style-name="P15" draw:layer="layout" svg:width="19.999cm" svg:height="3.879cm" svg:x="2.963cm" svg:y="0.778cm" presentation:class="title" presentation:user-transformed="true">
          <draw:text-box>
            <text:p>DNS Records Important for Emails</text:p>
          </draw:text-box>
        </draw:frame>
        <draw:frame draw:style-name="gr17" draw:text-style-name="P20" draw:layer="layout" svg:width="25.199cm" svg:height="4.6cm" svg:x="1.6cm" svg:y="7cm">
          <draw:text-box>
            <text:list text:style-name="L1">
              <text:list-item>
                <text:p text:style-name="P16"><text:span text:style-name="T2">MX record is a type of certified and verified resource record in </text:span><text:span text:style-name="T2">the Domain Name System that specifies a mail server </text:span><text:span text:style-name="T2">responsible for accepting email messages on behalf of a </text:span><text:span text:style-name="T2">recipient's domain, and a preference value used to prioritize </text:span><text:span text:style-name="T2">mail delivery if multiple mail servers are available.</text:span></text:p>
              </text:list-item>
            </text:list>
          </draw:text-box>
        </draw:frame>
        <draw:frame draw:style-name="gr14" draw:text-style-name="P19" draw:layer="layout" svg:width="9.6cm" svg:height="1.572cm" svg:x="2.4cm" svg:y="5.6cm">
          <draw:text-box>
            <text:p text:style-name="P18"><text:span text:style-name="T4">MX-Records</text:span></text:p>
          </draw:text-box>
        </draw:frame>
        <draw:frame draw:style-name="gr18" draw:text-style-name="P20" draw:layer="layout" svg:width="25.199cm" svg:height="4.6cm" svg:x="1.6cm" svg:y="13.8cm">
          <draw:text-box>
            <text:list text:style-name="L1">
              <text:list-item>
                <text:p text:style-name="P16"><text:span text:style-name="T2">A Records are the most basic type of DNS record and are used </text:span><text:span text:style-name="T2">to point a domain or subdomain to an IP address. Assigning a </text:span><text:span text:style-name="T2">value to an A record is as simple as providing your DNS </text:span><text:span text:style-name="T2">management panel with an IP address to where the domain or </text:span><text:span text:style-name="T2">subdomain should point and a TTL.</text:span></text:p>
              </text:list-item>
            </text:list>
          </draw:text-box>
        </draw:frame>
        <draw:frame draw:style-name="gr14" draw:text-style-name="P19" draw:layer="layout" svg:width="9.6cm" svg:height="1.572cm" svg:x="2.4cm" svg:y="12.4cm">
          <draw:text-box>
            <text:p text:style-name="P18"><text:span text:style-name="T4">A-Recor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print_20_Plans">
        <draw:frame presentation:style-name="pr7" draw:text-style-name="P15" draw:layer="layout" svg:width="19.999cm" svg:height="3.879cm" svg:x="2.963cm" svg:y="0.778cm" presentation:class="title" presentation:user-transformed="true">
          <draw:text-box>
            <text:p>DNS Records Important for Emails</text:p>
          </draw:text-box>
        </draw:frame>
        <draw:frame draw:style-name="gr19" draw:text-style-name="P20" draw:layer="layout" svg:width="25.199cm" svg:height="4.6cm" svg:x="1.6cm" svg:y="7cm">
          <draw:text-box>
            <text:list text:style-name="L1">
              <text:list-item>
                <text:p text:style-name="P16"><text:span text:style-name="T2">PTR records are used for the Reverse DNS (Domain Name </text:span><text:span text:style-name="T2">System) lookup. Using the IP address you can get the </text:span><text:span text:style-name="T2">associated domain/hostname. An A record should exist for </text:span><text:span text:style-name="T2">every PTR record. The usage of a reverse DNS setup for a mail </text:span><text:span text:style-name="T2">server is a good solution.</text:span></text:p>
              </text:list-item>
            </text:list>
          </draw:text-box>
        </draw:frame>
        <draw:frame draw:style-name="gr14" draw:text-style-name="P19" draw:layer="layout" svg:width="9.6cm" svg:height="1.572cm" svg:x="2.4cm" svg:y="5.6cm">
          <draw:text-box>
            <text:p text:style-name="P18"><text:span text:style-name="T4">PTR-Records</text:span></text:p>
          </draw:text-box>
        </draw:frame>
        <draw:frame draw:style-name="gr20" draw:text-style-name="P20" draw:layer="layout" svg:width="25.199cm" svg:height="4.6cm" svg:x="1.6cm" svg:y="13.8cm">
          <draw:text-box>
            <text:list text:style-name="L1">
              <text:list-item>
                <text:p text:style-name="P16"><text:span text:style-name="T2">IT is used to show norrmal description of a site. It contains SPF </text:span><text:span text:style-name="T2">and DKIM and DMARc records in it.</text:span></text:p>
                <text:p text:style-name="P16"><text:span text:style-name="T2"/></text:p>
              </text:list-item>
            </text:list>
          </draw:text-box>
        </draw:frame>
        <draw:frame draw:style-name="gr14" draw:text-style-name="P19" draw:layer="layout" svg:width="9.6cm" svg:height="1.572cm" svg:x="2.4cm" svg:y="12.4cm">
          <draw:text-box>
            <text:p text:style-name="P18"><text:span text:style-name="T4">TXT-Recor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print_20_Plans">
        <draw:frame presentation:style-name="pr7" draw:text-style-name="P15" draw:layer="layout" svg:width="19.999cm" svg:height="3.879cm" svg:x="2.963cm" svg:y="0.778cm" presentation:class="title" presentation:user-transformed="true">
          <draw:text-box>
            <text:p>DNS Records Important for Emails</text:p>
          </draw:text-box>
        </draw:frame>
        <draw:frame draw:style-name="gr14" draw:text-style-name="P19" draw:layer="layout" svg:width="9.6cm" svg:height="1.572cm" svg:x="2.4cm" svg:y="5.6cm">
          <draw:text-box>
            <text:p text:style-name="P18"><text:span text:style-name="T4">SPF</text:span></text:p>
          </draw:text-box>
        </draw:frame>
        <draw:frame draw:style-name="gr21" draw:text-style-name="P20" draw:layer="layout" svg:width="25.199cm" svg:height="6.6cm" svg:x="1.6cm" svg:y="13.8cm">
          <draw:text-box>
            <text:list text:style-name="L1">
              <text:list-item>
                <text:p text:style-name="P16"><text:span text:style-name="T2">Domain Keys Identified Mail</text:span></text:p>
              </text:list-item>
              <text:list-item>
                <text:p text:style-name="P7"><text:span text:style-name="T2">DKIM is a protocol for signing and verifying the authenticity of </text:span><text:span text:style-name="T2">an email's sender. It does not provide any encryption for e-</text:span><text:span text:style-name="T2">mails themselves, nor does it provide any actual control over </text:span><text:span text:style-name="T2">whether mail is received or not, unlike SPF. Mail is always </text:span><text:span text:style-name="T2">received and accepted, regardless of whether it is correctly </text:span><text:span text:style-name="T2">signed. The main value of it is for senders with large mailing </text:span><text:span text:style-name="T2">lists who wish to avoid being throttled by large systems such as </text:span><text:span text:style-name="T2">Yahoo, Hotmail or Google, all of whom support DKIM.</text:span></text:p>
              </text:list-item>
              <text:list-item>
                <text:p text:style-name="P7"><text:span text:style-name="T2">DKIM requires that sending mail servers be set up with a </text:span><text:span text:style-name="T2">public/private keypair for signing outgoing messages, and a </text:span><text:span text:style-name="T2">TXT record in the DNS zone file that displays the public key for </text:span><text:span text:style-name="T2">authenticating signed messages. <text:s/></text:span></text:p>
                <text:p text:style-name="P16"><text:span text:style-name="T2"/></text:p>
              </text:list-item>
            </text:list>
          </draw:text-box>
        </draw:frame>
        <draw:frame draw:style-name="gr14" draw:text-style-name="P19" draw:layer="layout" svg:width="9.6cm" svg:height="1.572cm" svg:x="2.4cm" svg:y="12.4cm">
          <draw:text-box>
            <text:p text:style-name="P18"><text:span text:style-name="T4">DKIM</text:span></text:p>
          </draw:text-box>
        </draw:frame>
        <draw:frame draw:style-name="gr22" draw:text-style-name="P20" draw:layer="layout" svg:width="25.199cm" svg:height="4.6cm" svg:x="1.6cm" svg:y="7.2cm">
          <draw:text-box>
            <text:list text:style-name="L1">
              <text:list-item>
                <text:p text:style-name="P16"><text:span text:style-name="T2">Sender Policy Framework</text:span></text:p>
              </text:list-item>
              <text:list-item>
                <text:p text:style-name="P16"><text:span text:style-name="T2">It is published as TXT record</text:span></text:p>
              </text:list-item>
              <text:list-item>
                <text:p text:style-name="P16"><text:span text:style-name="T2">SPF allows email systems to check on the sender of a </text:span><text:span text:style-name="T2">message to be sure it comes from a legitimate source, and </text:span><text:span text:style-name="T2">refuse email that does not. SPF is not directly about stopping </text:span><text:span text:style-name="T2">spam/junk email.</text:span></text:p>
              </text:list-item>
              <text:list-item>
                <text:p text:style-name="P16"><text:span text:style-name="T2">While not all spam is forged, virtually all forgeries are spam </text:span></text:p>
                <text:p text:style-name="P16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print_20_Plans">
        <draw:frame presentation:style-name="pr7" draw:text-style-name="P15" draw:layer="layout" svg:width="19.999cm" svg:height="3.879cm" svg:x="2.963cm" svg:y="0.778cm" presentation:class="title" presentation:user-transformed="true">
          <draw:text-box>
            <text:p>DNS Records Important for Emails</text:p>
          </draw:text-box>
        </draw:frame>
        <draw:frame draw:style-name="gr14" draw:text-style-name="P19" draw:layer="layout" svg:width="9.6cm" svg:height="1.572cm" svg:x="2.4cm" svg:y="5.6cm">
          <draw:text-box>
            <text:p text:style-name="P18"><text:span text:style-name="T4">DMARC</text:span></text:p>
          </draw:text-box>
        </draw:frame>
        <draw:frame draw:style-name="gr23" draw:text-style-name="P20" draw:layer="layout" svg:width="25.199cm" svg:height="4.6cm" svg:x="1.6cm" svg:y="7.2cm">
          <draw:text-box>
            <text:list text:style-name="L1">
              <text:list-item>
                <text:p text:style-name="P16"><text:span text:style-name="T2">Domain-based Message Authentication, Reporting &amp; </text:span><text:span text:style-name="T2">Conformance</text:span></text:p>
              </text:list-item>
              <text:list-item>
                <text:p text:style-name="P16"><text:span text:style-name="T2">DMARC requires both SPF and DKIM to fail in order for it to act </text:span><text:span text:style-name="T2">on a message.</text:span></text:p>
              </text:list-item>
              <text:list-item>
                <text:p text:style-name="P16"><text:span text:style-name="T2">None Mail is sent to rcpt mailbox</text:span></text:p>
              </text:list-item>
              <text:list-item>
                <text:p text:style-name="P16"><text:span text:style-name="T2">Quarantine messages that fail DMARC (move to the spam </text:span><text:span text:style-name="T2">folder)</text:span></text:p>
              </text:list-item>
            </text:list>
            <text:p text:style-name="P7"><text:span text:style-name="T2">Reject messages that fail DMARC (don’t deliver the mail at all) </text:span></text:p>
            <text:list text:continue-numbering="true" text:style-name="L1">
              <text:list-header>
                <text:p text:style-name="P1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print_20_Plans">
        <draw:frame presentation:style-name="pr7" draw:text-style-name="P15" draw:layer="layout" svg:width="19.999cm" svg:height="3.879cm" svg:x="2.963cm" svg:y="0.778cm" presentation:class="title" presentation:user-transformed="true">
          <draw:text-box>
            <text:p>MAIL STORAGE FORMATS</text:p>
          </draw:text-box>
        </draw:frame>
        <draw:frame draw:style-name="gr24" draw:text-style-name="P20" draw:layer="layout" svg:width="25.199cm" svg:height="13cm" svg:x="1.6cm" svg:y="7cm">
          <draw:text-box>
            <text:list text:style-name="L1">
              <text:list-item>
                <text:p text:style-name="P16"><text:span text:style-name="T2">In this format, a regular text file which serves as the mail user’s </text:span><text:span text:style-name="T2">mailbox file is created.</text:span></text:p>
              </text:list-item>
              <text:list-item>
                <text:p text:style-name="P16"><text:span text:style-name="T2">Working of mbox</text:span></text:p>
              </text:list-item>
              <text:list-item>
                <text:p text:style-name="P16"><text:span text:style-name="T2">To recieve a mail</text:span></text:p>
                <text:p text:style-name="P16"><text:span text:style-name="T5">Lock the mailbox.</text:span></text:p>
              </text:list-item>
            </text:list>
            <text:p><text:span text:style-name="T5"><text:s text:c="2"/></text:span><text:span text:style-name="T5">Append the header (usually “From [sender’s email address] <text:s/>[date and time </text:span><text:span text:style-name="T5">received]”) and the mail into the mailbox file.</text:span></text:p>
            <text:p><text:span text:style-name="T5"><text:s text:c="2"/></text:span><text:span text:style-name="T5">Unlock the mailbox.</text:span></text:p>
            <text:p><text:span text:style-name="T2"/></text:p>
            <text:list text:continue-numbering="true" text:style-name="L1">
              <text:list-item>
                <text:p><text:span text:style-name="T2"><text:s/></text:span><text:span text:style-name="T2">Retrieving a mail</text:span></text:p>
              </text:list-item>
            </text:list>
            <text:p><text:span text:style-name="T2"><text:s text:c="2"/></text:span><text:span text:style-name="T5">Lock the mailbox.</text:span></text:p>
            <text:p><text:span text:style-name="T5"><text:s text:c="2"/></text:span><text:span text:style-name="T5">Locate and read the mail.</text:span></text:p>
            <text:p><text:span text:style-name="T5"><text:s text:c="2"/></text:span><text:span text:style-name="T5">Update the mail status flag.</text:span></text:p>
            <text:p><text:span text:style-name="T5"><text:s text:c="2"/></text:span><text:span text:style-name="T5">Unlock the mailbox.</text:span></text:p>
            <text:p text:style-name="P16"><text:span text:style-name="T2"/></text:p>
          </draw:text-box>
        </draw:frame>
        <draw:frame draw:style-name="gr14" draw:text-style-name="P19" draw:layer="layout" svg:width="9.6cm" svg:height="1.572cm" svg:x="2.4cm" svg:y="5.6cm">
          <draw:text-box>
            <text:p text:style-name="P18"><text:span text:style-name="T4">MBO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print_20_Plans">
        <draw:frame presentation:style-name="pr7" draw:text-style-name="P15" draw:layer="layout" svg:width="19.999cm" svg:height="3.879cm" svg:x="2.963cm" svg:y="0.778cm" presentation:class="title" presentation:user-transformed="true">
          <draw:text-box>
            <text:p>MAIL STORAGE FORMATS</text:p>
          </draw:text-box>
        </draw:frame>
        <draw:frame draw:style-name="gr25" draw:text-style-name="P20" draw:layer="layout" svg:width="25.199cm" svg:height="13cm" svg:x="1.6cm" svg:y="7cm">
          <draw:text-box>
            <text:p><text:span text:style-name="T2">Advantages</text:span></text:p>
            <text:p><text:span text:style-name="T2"/></text:p>
            <text:p><text:span text:style-name="T5">Format is universally supported.</text:span></text:p>
            <text:p><text:span text:style-name="T5">Appending a new mail into the mailbox file is fast.</text:span></text:p>
            <text:p><text:span text:style-name="T5">Searching text inside a single mailbox file is fast.</text:span></text:p>
            <text:p><text:span text:style-name="T5"/></text:p>
            <text:p><text:span text:style-name="T5"/></text:p>
            <text:p><text:span text:style-name="T2">Disadvantages</text:span></text:p>
            <text:p><text:span text:style-name="T2"/></text:p>
            <text:p><text:span text:style-name="T5">Has file locking problems.</text:span></text:p>
            <text:p><text:span text:style-name="T5">Has problems when used with network file systems.</text:span></text:p>
            <text:p><text:span text:style-name="T5">Format is prone to corruption.In</text:span></text:p>
            <text:p text:style-name="P16"><text:span text:style-name="T2"/></text:p>
          </draw:text-box>
        </draw:frame>
        <draw:frame draw:style-name="gr26" draw:text-style-name="P19" draw:layer="layout" svg:width="23.2cm" svg:height="2cm" svg:x="2.4cm" svg:y="5cm">
          <draw:text-box>
            <text:p text:style-name="P18"><text:span text:style-name="T4">MBOX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print_20_Plans">
        <draw:frame presentation:style-name="pr7" draw:text-style-name="P15" draw:layer="layout" svg:width="19.999cm" svg:height="3.879cm" svg:x="2.963cm" svg:y="0.778cm" presentation:class="title" presentation:user-transformed="true">
          <draw:text-box>
            <text:p>MAIL STORAGE FORMATS</text:p>
          </draw:text-box>
        </draw:frame>
        <draw:frame draw:style-name="gr27" draw:text-style-name="P20" draw:layer="layout" svg:width="25.199cm" svg:height="13cm" svg:x="1.6cm" svg:y="7cm">
          <draw:text-box>
            <text:p><text:span text:style-name="T5">This is a new way of storing mail messages. In this format, a directory </text:span><text:span text:style-name="T5">usually named Maildir is created for each mail user. Under this directory are </text:span><text:span text:style-name="T5">three more directories named new, cur and tmp.</text:span></text:p>
            <text:p><text:span text:style-name="T5"/></text:p>
            <text:p><text:span text:style-name="T6">Working of Maildir</text:span></text:p>
            <text:p><text:span text:style-name="T5"/></text:p>
            <text:p><text:span text:style-name="T2">Receiving and storing a mail</text:span></text:p>
            <text:p><text:span text:style-name="T2"/></text:p>
            <text:p><text:span text:style-name="T5">Create a unique file in the tmp directory.</text:span></text:p>
            <text:p><text:span text:style-name="T5">Write the mail into the newly created file.</text:span></text:p>
            <text:p><text:span text:style-name="T5">Move the completely written mail into the new directory.</text:span></text:p>
            <text:p><text:span text:style-name="T5"/></text:p>
            <text:p><text:span text:style-name="T2">Retrieving a mail</text:span></text:p>
            <text:p><text:span text:style-name="T2"/></text:p>
            <text:p><text:span text:style-name="T5">Locate and read the mail.</text:span></text:p>
            <text:p><text:span text:style-name="T5">Move the mail from new into the cur directory and append the mail status flag </text:span><text:span text:style-name="T5">into the filename.In</text:span></text:p>
            <text:p text:style-name="P16"><text:span text:style-name="T2"/></text:p>
          </draw:text-box>
        </draw:frame>
        <draw:frame draw:style-name="gr26" draw:text-style-name="P19" draw:layer="layout" svg:width="23.2cm" svg:height="2cm" svg:x="2.4cm" svg:y="5cm">
          <draw:text-box>
            <text:p text:style-name="P18"><text:span text:style-name="T4">Maildir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print_20_Plans">
        <draw:frame presentation:style-name="pr7" draw:text-style-name="P15" draw:layer="layout" svg:width="19.999cm" svg:height="3.879cm" svg:x="2.963cm" svg:y="0.778cm" presentation:class="title" presentation:user-transformed="true">
          <draw:text-box>
            <text:p>EMAIL ABUSE AND HANDLING</text:p>
          </draw:text-box>
        </draw:frame>
        <draw:frame draw:style-name="gr28" draw:text-style-name="P20" draw:layer="layout" svg:width="25.199cm" svg:height="13cm" svg:x="1.6cm" svg:y="7cm">
          <draw:text-box>
            <text:p text:style-name="P7"><text:span text:style-name="T2"/></text:p>
            <text:p><text:span text:style-name="T2">Email spoofing is the creation of email messages with a forged </text:span><text:span text:style-name="T2">sender address.</text:span></text:p>
            <text:p><text:span text:style-name="T2"/></text:p>
            <text:p><text:span text:style-name="T2">Things that are compromised in email spoofing –</text:span></text:p>
            <text:p><text:span text:style-name="T2">From: the address visible to the recipient; but again, by default </text:span><text:span text:style-name="T2">no checks are done that the sending system is authorized to </text:span><text:span text:style-name="T2">send on behalf of that address.</text:span></text:p>
            <text:p><text:span text:style-name="T2">Reply-to</text:span><text:span text:style-name="T2"><text:tab/></text:span><text:span text:style-name="T2">notchecked</text:span></text:p>
            <text:p><text:span text:style-name="T2">Sender</text:span><text:span text:style-name="T2"><text:tab/></text:span><text:span text:style-name="T2">notchecked</text:span></text:p>
            <text:p text:style-name="P7"><text:span text:style-name="T2"> </text:span></text:p>
          </draw:text-box>
        </draw:frame>
        <draw:frame draw:style-name="gr26" draw:text-style-name="P19" draw:layer="layout" svg:width="23.2cm" svg:height="2cm" svg:x="2.4cm" svg:y="5cm">
          <draw:text-box>
            <text:p><text:span text:style-name="T7">SPOOFING</text:span><text:span text:style-name="T7"><text:tab/></text:span><text:span text:style-name="T7"><text:tab/></text:span><text:span text:style-name="T7"><text:tab/></text:span><text:span text:style-name="T4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print_20_Plans">
        <draw:frame presentation:style-name="pr7" draw:text-style-name="P15" draw:layer="layout" svg:width="19.999cm" svg:height="3.879cm" svg:x="2.963cm" svg:y="0.778cm" presentation:class="title" presentation:user-transformed="true">
          <draw:text-box>
            <text:p>EMAIL ABUSE AND HANDLING</text:p>
          </draw:text-box>
        </draw:frame>
        <draw:frame draw:style-name="gr29" draw:text-style-name="P20" draw:layer="layout" svg:width="25.199cm" svg:height="13cm" svg:x="1.6cm" svg:y="7cm">
          <draw:text-box>
            <text:p><text:span text:style-name="T2">A mail is a spam if meets three criteria-:</text:span></text:p>
            <text:p><text:span text:style-name="T2">Anonymity</text:span><text:span text:style-name="T2"><text:tab/></text:span><text:span text:style-name="T2">i.e. <text:s/>sender is hiding identity</text:span></text:p>
            <text:p><text:span text:style-name="T2">Mass mailing</text:span></text:p>
            <text:p><text:span text:style-name="T2">Unsolicited</text:span><text:span text:style-name="T2"><text:tab/></text:span><text:span text:style-name="T2">i.e. unnecessary emails</text:span></text:p>
            <text:p><text:span text:style-name="T2"/></text:p>
            <text:p><text:span text:style-name="T2">Spam Mails are mostly received because somehow the email id </text:span><text:span text:style-name="T2">must have been broadcasted</text:span></text:p>
            <text:p><text:span text:style-name="T2"/></text:p>
            <text:p><text:span text:style-name="T2">Do avoid spams unsubscribe wherever available, use services </text:span><text:span text:style-name="T2">like spam assassin which checks for the content of the email and </text:span><text:span text:style-name="T2">try to check for key words that are most probably found in spam </text:span><text:span text:style-name="T2">mails</text:span></text:p>
            <text:p><text:span text:style-name="T2">Change email id, make id specifically to broadcast</text:span></text:p>
            <text:p><text:span text:style-name="T2">Don’t mention whole emailed correct syntax use </text:span><text:span text:style-name="T2">shareshtATgmailDOTCOM type of syntax so that common email </text:span><text:span text:style-name="T2">id syntax cant be identified</text:span></text:p>
            <text:p text:style-name="P7"><text:span text:style-name="T2"> </text:span></text:p>
          </draw:text-box>
        </draw:frame>
        <draw:frame draw:style-name="gr26" draw:text-style-name="P19" draw:layer="layout" svg:width="23.2cm" svg:height="2cm" svg:x="2.4cm" svg:y="5cm">
          <draw:text-box>
            <text:p><text:span text:style-name="T7">SPAM</text:span><text:span text:style-name="T7"><text:tab/></text:span><text:span text:style-name="T7"><text:tab/></text:span><text:span text:style-name="T7"><text:tab/></text:span><text:span text:style-name="T4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Blueprint_20_Plans">
        <draw:frame presentation:style-name="pr7" draw:text-style-name="P15" draw:layer="layout" svg:width="19.999cm" svg:height="3.879cm" svg:x="2.963cm" svg:y="0.778cm" presentation:class="title" presentation:user-transformed="true">
          <draw:text-box>
            <text:p>POSTFIX</text:p>
          </draw:text-box>
        </draw:frame>
        <draw:frame draw:style-name="gr30" draw:text-style-name="P20" draw:layer="layout" svg:width="25.199cm" svg:height="16.741cm" svg:x="0.316cm" svg:y="3.859cm">
          <draw:text-box>
            <text:list text:style-name="L1">
              <text:list-item>
                <text:p text:style-name="P16"><text:span text:style-name="T2">Postfix is a free and open-source mail transfer agent (MTA) that </text:span><text:span text:style-name="T2">routes and delivers electronic mail</text:span></text:p>
              </text:list-item>
              <text:list-item>
                <text:p text:style-name="P16"><text:span text:style-name="T2">Postfix configuration files are in /etc/postfix</text:span></text:p>
              </text:list-item>
              <text:list-item>
                <text:p text:style-name="P16"><text:span text:style-name="T2">The two most important files are main.cf and master.cf</text:span></text:p>
              </text:list-item>
              <text:list-item>
                <text:p text:style-name="P16"><text:span text:style-name="T2">IMPORTANT PARAMETERS</text:span></text:p>
              </text:list-item>
              <text:list-item>
                <text:p text:style-name="P16"><text:span text:style-name="T2">inet_interfaces- The network interface addresses that this mail </text:span><text:span text:style-name="T2">system receives mail on.</text:span></text:p>
              </text:list-item>
              <text:list-item>
                <text:p text:style-name="P7"><text:span text:style-name="T2">Mydestination- The list of domains that are delivered via the </text:span><text:span text:style-name="T2">$local_transport mail delivery transport.</text:span></text:p>
              </text:list-item>
              <text:list-item>
                <text:p text:style-name="P7"><text:span text:style-name="T2">local_transport- The default mail delivery transport and next-</text:span><text:span text:style-name="T2">hop destination for final delivery to domains listed with </text:span><text:span text:style-name="T2">mydestination, and for [ipaddress] destinations that match </text:span><text:span text:style-name="T2">$inet_interfaces</text:span></text:p>
              </text:list-item>
              <text:list-item>
                <text:p text:style-name="P7"><text:span text:style-name="T2">Myhostname - The internet hostname of this mail system. The </text:span><text:span text:style-name="T2">default is to use the fully-qualified domain name</text:span></text:p>
              </text:list-item>
              <text:list-item>
                <text:p text:style-name="P7"><text:span text:style-name="T2">mydomain -The internet domain name of this mail system. The </text:span><text:span text:style-name="T2">default is to use $myhostname minus the first component</text:span></text:p>
              </text:list-item>
              <text:list-item>
                <text:p text:style-name="P7"><text:span text:style-name="T2">mynetworks </text:span></text:p>
              </text:list-item>
              <text:list-item>
                <text:p text:style-name="P7"><text:span text:style-name="T2">The list of "trusted" remote SMTP clients that have more </text:span><text:span text:style-name="T2">privileges than "strangers".In particular, "trusted" SMTP clients </text:span><text:span text:style-name="T2">are allowed to relay mail through Postfix.</text:span></text:p>
              </text:list-item>
              <text:list-item>
                <text:p text:style-name="P7"><text:span text:style-name="T2">Myorigin- The domain name that locally-posted mail appears to </text:span><text:span text:style-name="T2">come from, and that locally posted mail is delivered to.</text:span></text:p>
              </text:list-item>
              <text:list-item>
                <text:p text:style-name="P7"><text:span text:style-name="T2">Relayhost- The next-hop destination of non-local mail; </text:span><text:span text:style-name="T2">overrides non-local domains in recipient addresses. </text:span></text:p>
                <text:p text:style-name="P16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qua" xlink:href="Pictures/100000000000005E0000005EE2830E219C9BCA3E.png" xlink:type="simple" xlink:show="embed" xlink:actuate="onLoad"/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language="en" fo:country="IN" style:font-name-asian="F" style:font-family-generic-asian="roman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fo:font-size="10pt" style:font-size-asian="10pt" style:font-size-complex="10pt"/>
    </style:style>
    <style:style style:name="ListLabel_20_5" style:display-name="ListLabel 5" style:family="graphic">
      <style:paragraph-properties style:text-autospace="none"/>
      <style:text-properties fo:font-size="10pt" style:font-size-asian="10pt" style:font-size-complex="10pt"/>
    </style:style>
    <style:style style:name="ListLabel_20_4" style:display-name="ListLabel 4" style:family="graphic">
      <style:paragraph-properties style:text-autospace="none"/>
      <style:text-properties fo:font-size="10pt" style:font-size-asian="10pt" style:font-size-complex="10pt"/>
    </style:style>
    <style:style style:name="ListLabel_20_3" style:display-name="ListLabel 3" style:family="graphic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graphic">
      <style:paragraph-properties style:text-autospace="none"/>
      <style:text-properties fo:font-size="10pt" style:font-size-asian="10pt" style:font-size-complex="10pt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7:32:38.748613899</meta:creation-date>
    <meta:editing-duration>PT4H36M23S</meta:editing-duration>
    <meta:editing-cycles>11</meta:editing-cycles>
    <meta:generator>LibreOffice/6.0.3.2$Linux_X86_64 LibreOffice_project/00m0$Build-2</meta:generator>
    <dc:title>Blueprint Plans</dc:title>
    <dc:date>2018-09-01T15:44:12.209880759</dc:date>
    <meta:document-statistic meta:object-count="137"/>
  </office:meta>
</office:document-meta>
</file>